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99pt ridge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99pt ridge #000000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ackground-color="#99ff66" fo:border="0.99pt ridge #000000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ccff66" fo:border="0.06pt solid #000000"/>
    </style:style>
    <style:style style:name="ce9" style:family="table-cell" style:parent-style-name="Default">
      <style:table-cell-properties fo:background-color="#99ff66" fo:border="0.06pt solid #000000"/>
    </style:style>
    <style:style style:name="ce10" style:family="table-cell" style:parent-style-name="Default">
      <style:table-cell-properties fo:background-color="#99ff66" fo:border="0.99pt ridge #000000"/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able-cell-properties fo:background-color="#ccff66" fo:border="0.06pt solid #000000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99ff66" fo:border="0.06pt solid #000000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fo:background-color="#00ffff" fo:border="0.99pt ridge #000000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66ffff" fo:border="0.06pt solid #000000"/>
    </style:style>
    <style:style style:name="ce15" style:family="table-cell" style:parent-style-name="Default">
      <style:table-cell-properties fo:background-color="#00ffff" fo:border="0.06pt solid #000000"/>
    </style:style>
    <style:style style:name="ce16" style:family="table-cell" style:parent-style-name="Default">
      <style:table-cell-properties fo:background-color="#00ffff" fo:border="0.99pt ridge #000000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66ffff" fo:border="0.06pt solid #000000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fo:background-color="#00ffff" fo:border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>
      <style:table-cell-properties fo:background-color="#cc99ff" fo:border="0.99pt ridge #000000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ackground-color="#cc66ff" fo:border="0.06pt solid #000000"/>
    </style:style>
    <style:style style:name="ce21" style:family="table-cell" style:parent-style-name="Default">
      <style:table-cell-properties fo:background-color="#cc99ff" fo:border="0.06pt solid #000000"/>
    </style:style>
    <style:style style:name="ce22" style:family="table-cell" style:parent-style-name="Default">
      <style:table-cell-properties fo:background-color="#cc99ff" fo:border="0.99pt ridge #000000"/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able-cell-properties fo:background-color="#cc66ff" fo:border="0.06pt solid #000000"/>
      <style:text-properties style:font-name="Liberation Sans" style:font-name-asian="WenQuanYi Micro Hei" style:font-name-complex="Lohit Devanagari"/>
    </style:style>
    <style:style style:name="ce24" style:family="table-cell" style:parent-style-name="Default">
      <style:table-cell-properties fo:background-color="#cc99ff" fo:border="0.06pt solid #000000"/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ne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3" table:default-cell-style-name="ce14"/>
        <table:table-column table:style-name="co3" table:default-cell-style-name="ce20"/>
        <table:table-row table:style-name="ro1">
          <table:table-cell table:style-name="ce1" office:value-type="string" calcext:value-type="string">
            <text:p>LP</text:p>
          </table:table-cell>
          <table:table-cell table:style-name="ce4" office:value-type="string" calcext:value-type="string">
            <text:p>Współczynnik uczenia</text:p>
          </table:table-cell>
          <table:table-cell table:style-name="ce7" office:value-type="float" office:value="0.1" calcext:value-type="float">
            <text:p>0,1</text:p>
          </table:table-cell>
          <table:table-cell table:style-name="ce13" office:value-type="float" office:value="0.01" calcext:value-type="float">
            <text:p>0,01</text:p>
          </table:table-cell>
          <table:table-cell table:style-name="ce19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1" calcext:value-type="percentage">
            <text:p>100,00%</text:p>
          </table:table-cell>
          <table:table-cell table:formula="of:=1-(1/15)" office:value-type="percentage" office:value="0.933333333333333" calcext:value-type="percentage">
            <text:p>93,33%</text:p>
          </table:table-cell>
          <table:table-cell table:formula="of:=1-(1/15)" office:value-type="percentage" office:value="0.933333333333333" calcext:value-type="percentage">
            <text:p>93,33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21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32" calcext:value-type="float">
            <text:p>32</text:p>
          </table:table-cell>
          <table:table-cell table:style-name="ce21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9" calcext:value-type="float">
            <text:p>9</text:p>
          </table:table-cell>
          <table:table-cell table:style-name="ce15" office:value-type="float" office:value="23" calcext:value-type="float">
            <text:p>23</text:p>
          </table:table-cell>
          <table:table-cell table:style-name="ce21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9" calcext:value-type="float">
            <text:p>19</text:p>
          </table:table-cell>
          <table:table-cell table:style-name="ce2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10" calcext:value-type="float">
            <text:p>10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% Poprawności testowania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ce6" office:value-type="string" calcext:value-type="string">
            <text:p>Współczynnik uczenia</text:p>
          </table:table-cell>
          <table:table-cell table:style-name="ce10" office:value-type="float" office:value="0.1" calcext:value-type="float">
            <text:p>0,1</text:p>
          </table:table-cell>
          <table:table-cell table:style-name="ce16" office:value-type="float" office:value="0.01" calcext:value-type="float">
            <text:p>0,01</text:p>
          </table:table-cell>
          <table:table-cell table:style-name="ce22" office:value-type="float" office:value="0.001" calcext:value-type="float">
            <text:p>0,001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in % poprawności</text:p>
          </table:table-cell>
          <table:table-cell table:formula="of:=MIN([.C2];[.C4];[.C6];[.C8];[.C10];[.C12];[.C14];[.C16];[.C18];[.C20])" office:value-type="percentage" office:value="1" calcext:value-type="percentage">
            <text:p>100,00%</text:p>
          </table:table-cell>
          <table:table-cell table:formula="of:=MIN([.D2];[.D4];[.D6];[.D8];[.D10];[.D12];[.D14];[.D16];[.D18];[.D20])" office:value-type="percentage" office:value="0.933333333333333" calcext:value-type="percentage">
            <text:p>93,33%</text:p>
          </table:table-cell>
          <table:table-cell table:formula="of:=MIN([.E2];[.E4];[.E6];[.E8];[.E10];[.E12];[.E14];[.E16];[.E18];[.E20])" office:value-type="percentage" office:value="0.933333333333333" calcext:value-type="percentage">
            <text:p>93,33%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ax % poprawności</text:p>
          </table:table-cell>
          <table:table-cell table:formula="of:=MAX([.C2];[.C4];[.C6];[.C8];[.C10];[.C12];[.C14];[.C16];[.C18];[.C20])" office:value-type="percentage" office:value="1" calcext:value-type="percentage">
            <text:p>100,00%</text:p>
          </table:table-cell>
          <table:table-cell table:formula="of:=MAX([.D2];[.D4];[.D6];[.D8];[.D10];[.D12];[.D14];[.D16];[.D18];[.D20])" office:value-type="percentage" office:value="1" calcext:value-type="percentage">
            <text:p>100,00%</text:p>
          </table:table-cell>
          <table:table-cell table:formula="of:=MAX([.E2];[.E4];[.E6];[.E8];[.E10];[.E12];[.E14];[.E16];[.E18];[.E20])" office:value-type="percentage" office:value="1" calcext:value-type="percentage">
            <text:p>100,00%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Średni % poprawności</text:p>
          </table:table-cell>
          <table:table-cell table:style-name="ce11" table:formula="of:=AVERAGE([.C2];[.C4];[.C6];[.C8];[.C10];[.C12];[.C14];[.C16];[.C18];[.C20])" office:value-type="percentage" office:value="1" calcext:value-type="percentage">
            <text:p>100,00%</text:p>
          </table:table-cell>
          <table:table-cell table:style-name="ce17" table:formula="of:=AVERAGE([.D2];[.D4];[.D6];[.D8];[.D10];[.D12];[.D14];[.D16];[.D18];[.D20])" office:value-type="percentage" office:value="0.993333333333333" calcext:value-type="percentage">
            <text:p>99,33%</text:p>
          </table:table-cell>
          <table:table-cell table:style-name="ce23" table:formula="of:=AVERAGE([.E2];[.E4];[.E6];[.E8];[.E10];[.E12];[.E14];[.E16];[.E18];[.E20])" office:value-type="percentage" office:value="0.993333333333333" calcext:value-type="percentage">
            <text:p>99,33%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in liczba epok</text:p>
          </table:table-cell>
          <table:table-cell table:style-name="ce9" table:formula="of:=MIN([.C3];[.C5];[.C7];[.C9];[.C11];[.C13];[.C15];[.C17];[.C19];[.C21])" office:value-type="float" office:value="1" calcext:value-type="float">
            <text:p>1</text:p>
          </table:table-cell>
          <table:table-cell table:style-name="ce15" table:formula="of:=MIN([.D3];[.D5];[.D7];[.D9];[.D11];[.D13];[.D15];[.D17];[.D19];[.D21])" office:value-type="float" office:value="6" calcext:value-type="float">
            <text:p>6</text:p>
          </table:table-cell>
          <table:table-cell table:style-name="ce21" table:formula="of:=MIN([.E3];[.E5];[.E7];[.E9];[.E11];[.E13];[.E15];[.E17];[.E19];[.E21])" office:value-type="float" office:value="118" calcext:value-type="float">
            <text:p>118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ax liczba epok</text:p>
          </table:table-cell>
          <table:table-cell table:style-name="ce9" table:formula="of:=MAX([.C3];[.C5];[.C7];[.C9];[.C11];[.C13];[.C15];[.C17];[.C19];[.C21])" office:value-type="float" office:value="10" calcext:value-type="float">
            <text:p>10</text:p>
          </table:table-cell>
          <table:table-cell table:style-name="ce15" table:formula="of:=MAX([.D3];[.D5];[.D7];[.D9];[.D11];[.D13];[.D15];[.D17];[.D19];[.D21])" office:value-type="float" office:value="32" calcext:value-type="float">
            <text:p>32</text:p>
          </table:table-cell>
          <table:table-cell table:style-name="ce21" table:formula="of:=MAX([.E3];[.E5];[.E7];[.E9];[.E11];[.E13];[.E15];[.E17];[.E19];[.E21])" office:value-type="float" office:value="1248" calcext:value-type="float">
            <text:p>1248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Średnia liczba epok</text:p>
          </table:table-cell>
          <table:table-cell table:style-name="ce12" table:formula="of:=AVERAGE([.C3];[.C5];[.C7];[.C9];[.C11];[.C13];[.C15];[.C17];[.C19];[.C21])" office:value-type="float" office:value="4.1" calcext:value-type="float">
            <text:p>4,1</text:p>
          </table:table-cell>
          <table:table-cell table:style-name="ce18" table:formula="of:=AVERAGE([.D3];[.D5];[.D7];[.D9];[.D11];[.D13];[.D15];[.D17];[.D19];[.D21])" office:value-type="float" office:value="17.9" calcext:value-type="float">
            <text:p>17,9</text:p>
          </table:table-cell>
          <table:table-cell table:style-name="ce24" table:formula="of:=AVERAGE([.E3];[.E5];[.E7];[.E9];[.E11];[.E13];[.E15];[.E17];[.E19];[.E21])" office:value-type="float" office:value="415" calcext:value-type="float">
            <text:p>415</text:p>
          </table:table-cell>
        </table:table-row>
      </table:table>
      <table:table table:name="Wykresy" table:style-name="ta1">
        <table:shapes>
          <draw:frame draw:z-index="0" draw:style-name="gr1" draw:text-style-name="P1" svg:width="159.99mm" svg:height="89.99mm" svg:x="22.86mm" svg:y="4.52mm">
            <loext:p draw:notify-on-update-of-ranges="Dane.C23:Dane.E23 Dane.B24:Dane.B24 Dane.C24:Dane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.42mm" svg:y="99.08mm">
            <loext:p draw:notify-on-update-of-ranges="Dane.C23:Dane.E23 Dane.B25:Dane.B25 Dane.C25:Dane.E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.86mm" svg:y="193.91mm">
            <loext:p draw:notify-on-update-of-ranges="Dane.C23:Dane.E23 Dane.B26:Dane.B26 Dane.C26:Dane.E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2.94mm" svg:y="4.26mm">
            <loext:p draw:notify-on-update-of-ranges="Dane.C23:Dane.E23 Dane.B27:Dane.B27 Dane.C27:Dane.E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03.21mm" svg:y="99.08mm">
            <loext:p draw:notify-on-update-of-ranges="Dane.C23:Dane.E23 Dane.B28:Dane.B28 Dane.C28:Dane.E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02.65mm" svg:y="194.44mm">
            <loext:p draw:notify-on-update-of-ranges="Dane.C23:Dane.E23 Dane.B29:Dane.B29 Dane.C29:Dane.E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41:57.556332149</meta:creation-date>
    <dc:date>2017-12-28T18:23:25.962373257</dc:date>
    <meta:editing-duration>PT41M20S</meta:editing-duration>
    <meta:editing-cycles>16</meta:editing-cycles>
    <meta:generator>LibreOffice/5.1.6.2$Linux_X86_64 LibreOffice_project/10m0$Build-2</meta:generator>
    <meta:document-statistic meta:table-count="2" meta:cell-count="12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852cm" svg:y="0.316cm" chart:style-name="ch2">
          <text:p>Min % poprawności testowania w zależności od współczynnika uczenia</text:p>
        </chart:title>
        <chart:legend chart:legend-position="top" svg:x="5.938cm" svg:y="1.28cm" style:legend-expansion="wide" chart:style-name="ch3"/>
        <chart:plot-area chart:style-name="ch4" table:cell-range-address="Dane.B23:Dane.E24" chart:data-source-has-labels="both" svg:x="1.331cm" svg:y="2.058cm" svg:width="14.349cm" svg:height="5.781cm">
          <chartooo:coordinate-region svg:x="2.93cm" svg:y="2.257cm" svg:width="12.325cm" svg:height="4.935cm"/>
          <chart:axis chart:dimension="x" chart:name="primary-x" chart:style-name="ch5" chartooo:axis-type="auto">
            <chartooo:date-scale/>
            <chart:title svg:x="6.847cm" svg:y="8.019cm" chart:style-name="ch6">
              <text:p>Współczynnik uczenia</text:p>
            </chart:title>
            <chart:categories table:cell-range-address="Dane.C23:Dane.E23"/>
          </chart:axis>
          <chart:axis chart:dimension="y" chart:name="primary-y" chart:style-name="ch7">
            <chart:title svg:x="0.451cm" svg:y="6.421cm" chart:style-name="ch8">
              <text:p>Min % poprawności</text:p>
            </chart:title>
            <chart:grid chart:style-name="ch9" chart:class="major"/>
          </chart:axis>
          <chart:series chart:style-name="ch10" chart:values-cell-range-address="Dane.C24:Dane.E24" chart:label-cell-address="Dane.B24:Dane.B2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Dane.C23:Dane.E2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Min % poprawności</text:p>
                <draw:g>
                  <svg:desc>Dane.B24:Dane.B24</svg:desc>
                </draw:g>
              </table:table-cell>
              <table:table-cell office:value-type="float" office:value="1">
                <text:p>1</text:p>
                <draw:g>
                  <svg:desc>Dane.C24:Dane.E24</svg:desc>
                </draw:g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786cm" svg:y="0.316cm" chart:style-name="ch2">
          <text:p>Max % poprawności testowania w zależności od współczynnika uczenia</text:p>
        </chart:title>
        <chart:legend svg:x="5.953cm" svg:y="1.009cm" style:legend-expansion="custom" chartooo:width="4.23cm" chartooo:height="0.598cm" style:legend-expansion-aspect-ratio="7.07357859531773" chart:style-name="ch3"/>
        <chart:plot-area chart:style-name="ch4" table:cell-range-address="Dane.C23:Dane.E23 Dane.B25:Dane.E25" chart:data-source-has-labels="both" svg:x="1.33cm" svg:y="1.521cm" svg:width="14.349cm" svg:height="6.317cm">
          <chartooo:coordinate-region svg:x="2.93cm" svg:y="1.721cm" svg:width="12.324cm" svg:height="5.47cm"/>
          <chart:axis chart:dimension="x" chart:name="primary-x" chart:style-name="ch5" chartooo:axis-type="auto">
            <chartooo:date-scale/>
            <chart:title svg:x="6.846cm" svg:y="8.018cm" chart:style-name="ch6">
              <text:p>Współczynnik uczenia</text:p>
            </chart:title>
            <chart:categories table:cell-range-address="Dane.C23:Dane.E23"/>
          </chart:axis>
          <chart:axis chart:dimension="y" chart:name="primary-y" chart:style-name="ch7">
            <chart:title svg:x="0.45cm" svg:y="6.191cm" chart:style-name="ch8">
              <text:p>Max % poprawności</text:p>
            </chart:title>
            <chart:grid chart:style-name="ch9" chart:class="major"/>
          </chart:axis>
          <chart:series chart:style-name="ch10" chart:values-cell-range-address="Dane.C25:Dane.E25" chart:label-cell-address="Dane.B25:Dane.B2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Dane.C23:Dane.E2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Max % poprawności</text:p>
                <draw:g>
                  <svg:desc>Dane.B25:Dane.B25</svg:desc>
                </draw:g>
              </table:table-cell>
              <table:table-cell office:value-type="float" office:value="1">
                <text:p>1</text:p>
                <draw:g>
                  <svg:desc>Dane.C25:Dane.E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75cm" svg:y="0.316cm" chart:style-name="ch2">
          <text:p>Średni % poprawności testowania w zależności od współczynnika uczenia</text:p>
        </chart:title>
        <chart:legend chart:legend-position="top" svg:x="5.726cm" svg:y="1.28cm" style:legend-expansion="wide" chart:style-name="ch3"/>
        <chart:plot-area chart:style-name="ch4" table:cell-range-address="Dane.C23:Dane.E23 Dane.B26:Dane.E26" chart:data-source-has-labels="both" svg:x="1.331cm" svg:y="2.058cm" svg:width="14.349cm" svg:height="5.781cm">
          <chartooo:coordinate-region svg:x="2.93cm" svg:y="2.257cm" svg:width="12.325cm" svg:height="4.935cm"/>
          <chart:axis chart:dimension="x" chart:name="primary-x" chart:style-name="ch5" chartooo:axis-type="auto">
            <chartooo:date-scale/>
            <chart:title svg:x="6.847cm" svg:y="8.019cm" chart:style-name="ch6">
              <text:p>Współczynnik uczenia</text:p>
            </chart:title>
            <chart:categories table:cell-range-address="Dane.C23:Dane.E23"/>
          </chart:axis>
          <chart:axis chart:dimension="y" chart:name="primary-y" chart:style-name="ch7">
            <chart:title svg:x="0.451cm" svg:y="6.632cm" chart:style-name="ch8">
              <text:p>Średni % poprawności</text:p>
            </chart:title>
            <chart:grid chart:style-name="ch9" chart:class="major"/>
          </chart:axis>
          <chart:series chart:style-name="ch10" chart:values-cell-range-address="Dane.C26:Dane.E26" chart:label-cell-address="Dane.B26:Dane.B2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Dane.C23:Dane.E2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Średni % poprawności</text:p>
                <draw:g>
                  <svg:desc>Dane.B26:Dane.B26</svg:desc>
                </draw:g>
              </table:table-cell>
              <table:table-cell office:value-type="float" office:value="1">
                <text:p>1</text:p>
                <draw:g>
                  <svg:desc>Dane.C26:Dane.E26</svg:desc>
                </draw:g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36cm" svg:y="0.316cm" chart:style-name="ch2">
          <text:p>Min liczba epok testowania w zależności od współczynnika uczenia</text:p>
        </chart:title>
        <chart:legend chart:legend-position="top" svg:x="6.229cm" svg:y="1.28cm" style:legend-expansion="wide" chart:style-name="ch3"/>
        <chart:plot-area chart:style-name="ch4" table:cell-range-address="Dane.C23:Dane.E23 Dane.B27:Dane.E27" chart:data-source-has-labels="both" svg:x="1.331cm" svg:y="2.058cm" svg:width="14.349cm" svg:height="5.781cm">
          <chartooo:coordinate-region svg:x="2.138cm" svg:y="2.257cm" svg:width="13.117cm" svg:height="4.935cm"/>
          <chart:axis chart:dimension="x" chart:name="primary-x" chart:style-name="ch5" chartooo:axis-type="auto">
            <chartooo:date-scale/>
            <chart:title svg:x="6.847cm" svg:y="8.019cm" chart:style-name="ch6">
              <text:p>Współczynnik uczenia</text:p>
            </chart:title>
            <chart:categories table:cell-range-address="Dane.C23:Dane.E23"/>
          </chart:axis>
          <chart:axis chart:dimension="y" chart:name="primary-y" chart:style-name="ch5">
            <chart:title svg:x="0.451cm" svg:y="7.095cm" chart:style-name="ch7">
              <text:p>Min liczba epok poprawności</text:p>
            </chart:title>
            <chart:grid chart:style-name="ch8" chart:class="major"/>
          </chart:axis>
          <chart:series chart:style-name="ch9" chart:values-cell-range-address="Dane.C27:Dane.E27" chart:label-cell-address="Dane.B27:Dane.B2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Dane.C23:Dane.E2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Min liczba epok</text:p>
                <draw:g>
                  <svg:desc>Dane.B27:Dane.B27</svg:desc>
                </draw:g>
              </table:table-cell>
              <table:table-cell office:value-type="float" office:value="1">
                <text:p>1</text:p>
                <draw:g>
                  <svg:desc>Dane.C27:Dane.E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7cm" svg:y="0.316cm" chart:style-name="ch2">
          <text:p>Max liczba epok testowania w zależności od współczynnika uczenia</text:p>
        </chart:title>
        <chart:legend chart:legend-position="top" svg:x="6.176cm" svg:y="1.28cm" style:legend-expansion="wide" chart:style-name="ch3"/>
        <chart:plot-area chart:style-name="ch4" table:cell-range-address="Dane.C23:Dane.E23 Dane.B28:Dane.E28" chart:data-source-has-labels="both" svg:x="1.331cm" svg:y="2.058cm" svg:width="14.349cm" svg:height="5.781cm">
          <chartooo:coordinate-region svg:x="2.323cm" svg:y="2.257cm" svg:width="12.932cm" svg:height="4.935cm"/>
          <chart:axis chart:dimension="x" chart:name="primary-x" chart:style-name="ch5" chartooo:axis-type="auto">
            <chartooo:date-scale/>
            <chart:title svg:x="6.847cm" svg:y="8.019cm" chart:style-name="ch6">
              <text:p>Współczynnik uczenia</text:p>
            </chart:title>
            <chart:categories table:cell-range-address="Dane.C23:Dane.E23"/>
          </chart:axis>
          <chart:axis chart:dimension="y" chart:name="primary-y" chart:style-name="ch5">
            <chart:title svg:x="0.451cm" svg:y="7.135cm" chart:style-name="ch7">
              <text:p>Max liczba epok poprawności</text:p>
            </chart:title>
            <chart:grid chart:style-name="ch8" chart:class="major"/>
          </chart:axis>
          <chart:series chart:style-name="ch9" chart:values-cell-range-address="Dane.C28:Dane.E28" chart:label-cell-address="Dane.B28:Dane.B2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Dane.C23:Dane.E2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Max liczba epok</text:p>
                <draw:g>
                  <svg:desc>Dane.B28:Dane.B28</svg:desc>
                </draw:g>
              </table:table-cell>
              <table:table-cell office:value-type="float" office:value="10">
                <text:p>10</text:p>
                <draw:g>
                  <svg:desc>Dane.C28:Dane.E28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1248">
                <text:p>12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839cm" svg:y="0.316cm" chart:style-name="ch2">
          <text:p>Średnia liczba epok testowania w zależności od współczynnika uczenia</text:p>
        </chart:title>
        <chart:legend chart:legend-position="top" svg:x="5.925cm" svg:y="1.28cm" style:legend-expansion="wide" chart:style-name="ch3"/>
        <chart:plot-area chart:style-name="ch4" table:cell-range-address="Dane.C23:Dane.E23 Dane.B29:Dane.E29" chart:data-source-has-labels="both" svg:x="1.331cm" svg:y="2.058cm" svg:width="14.349cm" svg:height="5.781cm">
          <chartooo:coordinate-region svg:x="2.138cm" svg:y="2.257cm" svg:width="13.117cm" svg:height="4.935cm"/>
          <chart:axis chart:dimension="x" chart:name="primary-x" chart:style-name="ch5" chartooo:axis-type="auto">
            <chartooo:date-scale/>
            <chart:title svg:x="6.847cm" svg:y="8.019cm" chart:style-name="ch6">
              <text:p>Współczynnik uczenia</text:p>
            </chart:title>
            <chart:categories table:cell-range-address="Dane.C23:Dane.E23"/>
          </chart:axis>
          <chart:axis chart:dimension="y" chart:name="primary-y" chart:style-name="ch5">
            <chart:title svg:x="0.451cm" svg:y="7.4cm" chart:style-name="ch7">
              <text:p>Średnia liczba epok poprawności</text:p>
            </chart:title>
            <chart:grid chart:style-name="ch8" chart:class="major"/>
          </chart:axis>
          <chart:series chart:style-name="ch9" chart:values-cell-range-address="Dane.C29:Dane.E29" chart:label-cell-address="Dane.B29:Dane.B2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Dane.C23:Dane.E2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Średnia liczba epok</text:p>
                <draw:g>
                  <svg:desc>Dane.B29:Dane.B29</svg:desc>
                </draw:g>
              </table:table-cell>
              <table:table-cell office:value-type="float" office:value="4.1">
                <text:p>4.1</text:p>
                <draw:g>
                  <svg:desc>Dane.C29:Dane.E29</svg:desc>
                </draw:g>
              </table:table-cell>
              <table:table-cell office:value-type="float" office:value="17.9">
                <text:p>17.9</text:p>
              </table:table-cell>
              <table:table-cell office:value-type="float" office:value="415">
                <text:p>4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